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20000037600000297C601F4E3.eps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dash" draw:stroke-dash="Ultrafine_20_Dashed" draw:fill="none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dash" draw:stroke-dash="Ultrafine_20_Dashed" draw:marker-end="Arrow" draw:marker-end-width="0.102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end" style:writing-mode="rl-tb"/>
    </style:style>
    <style:style style:name="P3" style:family="paragraph">
      <style:text-properties fo:font-family="'XB Tabriz'" style:font-pitch="variable" fo:font-size="8pt" style:font-size-asian="8pt" style:font-family-complex="'XB Tabriz'" style:font-pitch-complex="variable" style:font-size-complex="8pt"/>
    </style:style>
    <style:style style:name="T1" style:family="text">
      <style:text-properties fo:font-family="'XB Tabriz'" style:font-pitch="variable" fo:font-size="8pt" style:font-size-asian="8pt" style:font-family-complex="'XB Tabriz'" style:font-pitch-complex="variable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7.466cm" svg:height="5.587cm" svg:x="0.713cm" svg:y="0.252cm">
          <draw:image xlink:href="Pictures/200000020000037600000297C601F4E3.eps" xlink:type="simple" xlink:show="embed" xlink:actuate="onLoad">
            <text:p/>
          </draw:image>
        </draw:frame>
        <draw:custom-shape draw:style-name="gr2" draw:text-style-name="P1" xml:id="id2" draw:id="id2" draw:layer="layout" svg:width="2.413cm" svg:height="2.159cm" svg:x="5.842cm" svg:y="3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xml:id="id1" draw:id="id1" draw:layer="layout" svg:width="2.822cm" svg:height="1.586cm" svg:x="5.941cm" svg:y="1.589cm">
          <draw:text-box>
            <text:p text:style-name="P2"><text:span text:style-name="T1">1100</text:span><text:span text:style-name="T1"> گنتی پر یہ ترکیبی</text:span></text:p>
            <text:p text:style-name="P2"><text:span text:style-name="T1"><text:s/>دور پست ہو کر متوازی</text:span></text:p>
            <text:p text:style-name="P2"><text:span text:style-name="T1">مواد داخل کراتا ہے</text:span></text:p>
          </draw:text-box>
        </draw:frame>
        <draw:connector draw:style-name="gr4" draw:text-style-name="P1" draw:layer="layout" draw:type="curve" svg:x1="7.352cm" svg:y1="3.175cm" svg:x2="7.902cm" svg:y2="4.126cm" draw:start-shape="id1" draw:start-glue-point="2" draw:end-shape="id2" draw:end-glue-point="11" svg:d="m7352 3175c0 475 550 0 550 951">
          <text:p/>
        </draw:connector>
        <draw:custom-shape draw:style-name="gr2" draw:text-style-name="P1" draw:layer="layout" svg:width="4.699cm" svg:height="1.143cm" svg:x="0.762cm" svg:y="4.06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3" xml:id="id3" draw:id="id3" draw:layer="layout" svg:width="1.649cm" svg:height="0.696cm" svg:x="0.383cm" svg:y="5.842cm">
          <draw:text-box>
            <text:p><text:span text:style-name="T1">متوازی عدد</text:span></text:p>
          </draw:text-box>
        </draw:frame>
        <draw:custom-shape draw:style-name="gr2" draw:text-style-name="P1" xml:id="id4" draw:id="id4" draw:layer="layout" svg:width="5.08cm" svg:height="0.635cm" svg:x="0.889cm" svg:y="5.3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curve" svg:x1="2.032cm" svg:y1="6.19cm" svg:x2="3.429cm" svg:y2="5.969cm" draw:start-shape="id3" draw:start-glue-point="1" draw:end-shape="id4" draw:end-glue-point="8" svg:d="m2032 6190c932 0 1397-73 1397-22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6.85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date>2012-08-03T13:58:38</dc:date>
    <dc:creator>kkk </dc:creator>
    <meta:generator>LibreOffice/3.3$Linux LibreOffice_project/330m19$Build-401</meta:generator>
    <meta:editing-duration>PT6H21M28S</meta:editing-duration>
    <meta:editing-cycles>37</meta:editing-cycles>
    <meta:document-statistic meta:object-count="8"/>
  </office:meta>
</office:document-meta>
</file>